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22"/>
    <style:style style:name="ce5" style:family="table-cell" style:parent-style-name="Default" style:data-style-name="N30"/>
    <style:style style:name="ce6" style:family="table-cell" style:parent-style-name="Default" style:data-style-name="N0"/>
    <style:style style:name="ce7" style:family="table-cell" style:parent-style-name="Default" style:data-style-name="N22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4.78366666666667cm"/>
    </style:style>
    <style:style style:name="co8" style:family="table-column">
      <style:table-column-properties fo:break-before="auto" style:column-width="4.33916666666667cm"/>
    </style:style>
    <style:style style:name="co9" style:family="table-column">
      <style:table-column-properties fo:break-before="auto" style:column-width="5.037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be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4];[lookup.A$1:.B$37];2;0)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6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7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];[lookup.A$1:.B$37];2;0)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0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];[lookup.A$1:.B$37];2;0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];[lookup.A$1:.B$37];2;0)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4];[lookup.A$1:.B$37];2;0)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5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6];[lookup.A$1:.B$37];2;0)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];[lookup.A$1:.B$37];2;0)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];[lookup.A$1:.B$37];2;0)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9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];[lookup.A$1:.B$37];2;0)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];[lookup.A$1:.B$37];2;0)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2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3];[lookup.A$1:.B$37];2;0)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25];[lookup.A$1:.B$37];2;0)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6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7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8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32];[lookup.A$1:.B$37];2;0)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5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4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2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44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5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4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4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4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53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5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6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6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4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6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6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68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6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7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71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7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73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7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7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7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7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8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83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84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8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8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8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9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7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8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9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00];[lookup.A$1:.B$37];2;0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01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02];[lookup.A$1:.B$37];2;0)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formula="of:=VLOOKUP([.B103];[lookup.A$1:.B$37];2;0)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04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formula="of:=VLOOKUP([.B105];[lookup.A$1:.B$37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06];[lookup.A$1:.B$37];2;0)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07];[lookup.A$1:.B$37];2;0)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08];[lookup.A$1:.B$37];2;0)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09];[lookup.A$1:.B$37];2;0)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10];[lookup.A$1:.B$37];2;0)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11];[lookup.A$1:.B$37];2;0)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2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1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1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115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1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1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2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122];[lookup.A$1:.B$37];2;0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2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24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2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2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3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33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3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3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3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4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4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44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4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4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4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53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5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5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5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61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6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6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6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69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71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7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7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74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7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7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7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4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8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187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9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9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9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9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9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98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0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01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0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3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04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0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0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0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1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1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14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216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17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8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2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21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2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2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2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2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228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29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3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32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3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3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3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3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4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4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6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4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5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5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6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6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6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6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6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6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70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2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7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7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7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9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8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8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8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8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5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6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8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8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8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2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9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9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96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0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0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0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05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0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0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1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1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4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1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1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2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21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22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2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2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3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3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3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5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3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4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4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4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348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4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3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54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5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5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1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6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6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7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68];[lookup.A$1:.B$37];2;0)" table:style-name="ce1">
            <text:p>1</text:p>
          </table:table-cell>
          <table:table-cell table:number-columns-repeated="16381"/>
        </table:table-row>
        <table:table-row table:number-rows-repeated="1048208" table:style-name="ro2">
          <table:table-cell table:number-columns-repeated="16384"/>
        </table:table-row>
      </table:table>
      <table:table table:name="p01-lineimg0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232222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355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341473466</text:p>
          </table:table-cell>
          <table:table-cell office:value-type="string" table:style-name="ce1">
            <text:p>م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pan text:style-name="T2">graph</text:span>-p01-lineimg0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31431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65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1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754660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44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026406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7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51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2+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6357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2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2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55-40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3355473102+554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<text:span text:style-name="T2">graph</text:span>-p01-lineimg2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515454676654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1-lineimg2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2+41+70+1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7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6305704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44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44332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365433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33+572+45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3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3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554564666624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7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44+642+4342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4145117747043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523010243+5354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<text:span text:style-name="T2">graph</text:span>-p01-lineimg3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5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2221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6347325742170655544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3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2+7+5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3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5767544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7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0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+5566750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5444+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5345-3337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44354534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554454442335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01-lineimg4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4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322355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345673005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5754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6642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pan text:style-name="T2">graph</text:span>-p01-lineimg4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01-lineimg4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43544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463133664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6+54+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535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54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5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5</text:span>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pan text:style-name="T2">graph</text:span>-p01-lineimg5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43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5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7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53611+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-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2356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6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6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12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4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<text:span text:style-name="T2">graph</text:span>-p01-lineimg6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3456740555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6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5344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465435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44444666665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3766453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8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8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33656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pan text:style-name="T2">graph</text:span>-p01-lineimg8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1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1-lineimg8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+5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4765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-3542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2222654433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6530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65755666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66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-1443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374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666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5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1-lineimg9" table:style-name="ta2">
        <table:table-column table:style-name="co7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9</text:span>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65432142464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3654324746210214034044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3-53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<text:span text:style-name="T2">graph</text:span>-p01-lineimg9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220335536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5736471711140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9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555637724143220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33123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440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7+542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42363556-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65555464755543114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36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4443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11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65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7-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4463535761644120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10" table:style-name="ta4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1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2325345734604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62535-3453215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ris 0</text:p>
          </table:table-cell>
          <table:table-cell table:style-name="ce1"/>
          <table:table-cell office:value-type="string" table:style-name="ce1">
            <text:p>benar Cuma tidak urut penulisanny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5474463045365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1-lineimg1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6531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1-lineimg1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535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355544313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64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33014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72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745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64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6544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63575305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724557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43225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24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465544544444314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575544-3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11" table:style-name="ta4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11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5444335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753653+54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1255335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1-lineimg11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35775555544444437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11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35421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266552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2+41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360664536300142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6535544544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0131073111255403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6665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555644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3555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4002030163140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54445767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4655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12" table:style-name="ta4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12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1-lineimg12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31453534315-3254432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2642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1-lineimg12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2453547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44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54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444-4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36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5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7530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30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515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2102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13" table:style-name="ta4">
        <table:table-column table:style-name="co9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13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345354-53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6462451600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5553157206574627101133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345443053547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pan text:style-name="T2">graph</text:span>-p01-lineimg13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232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55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13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532+1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5442432030314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4524355544444310335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436460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22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46734640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544+447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6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254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15" table:style-name="ta5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1</text:span>-lineimg<text:span text:style-name="T2">15</text:span>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<text:span text:style-name="T2">graph</text:span>-p01-lineimg15.p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01-lineimg15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7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ngipha</meta:initial-creator>
    <dc:creator>Alifa</dc:creator>
    <meta:creation-date>2024-07-22T10:29:56Z</meta:creation-date>
    <dc:date>2024-09-20T07:30:54Z</dc:date>
    <meta:editing-cycles>29</meta:editing-cycles>
    <meta:editing-duration>PT126452S</meta:editing-duration>
  </office:meta>
</office:document-meta>
</file>